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TPFileList.getLin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List.create( InputStream stream , FTPFileEntryParser parser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TPFileList.FTPFileList( FTPFileEntryParser parser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TPFileLis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List.readStream( InputStream stream , String encod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TPFileList.create( InputStream stream , FTPFileEntry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List.readStream( In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List.iterator( FTPFileEntry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List.get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List.get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